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text-properties officeooo:rsid="00080d03" officeooo:paragraph-rsid="00080d03"/>
    </style:style>
    <style:style style:name="P3" style:family="paragraph" style:parent-style-name="Standard">
      <style:text-properties fo:font-style="italic" officeooo:rsid="00080d03" officeooo:paragraph-rsid="00099bd6" style:font-style-asian="italic" style:font-style-complex="italic"/>
    </style:style>
    <style:style style:name="P4" style:family="paragraph" style:parent-style-name="Standard">
      <style:text-properties fo:font-style="italic" officeooo:paragraph-rsid="00099bd6" style:font-style-asian="italic" style:font-style-complex="italic"/>
    </style:style>
    <style:style style:name="P5" style:family="paragraph" style:parent-style-name="Standard">
      <style:text-properties officeooo:rsid="00080d03" officeooo:paragraph-rsid="00080d03"/>
    </style:style>
    <style:style style:name="T1" style:family="text">
      <style:text-properties officeooo:rsid="000b5be7"/>
    </style:style>
    <style:style style:name="T2" style:family="text">
      <style:text-properties officeooo:rsid="000e38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re are two competing frameworks. Classical and Bayesian statistics. Bayesian statistics rely on repeating trials and data. In the modern context they use tools like HMC and MCMC.</text:p>
      <text:p text:style-name="Standard"/>
      <text:p text:style-name="P1">I like to say that frequentist methods are computationally simple but conceptually convoluted (imaginary draws from imaginary samples, etc.). Bayesian methods are computationally convoluted (MCMC) but conceptually simple. The computational problems aren’t as much of a hurdle nowadays.</text:p>
      <text:p text:style-name="Standard"/>
      <text:p text:style-name="Standard">The basic idea of Bayesian statistical theory is that you update a prior distribution with some data (called the likelihood) and get a "posterior" distribution.</text:p>
      <text:p text:style-name="Standard">The prior when you start is often an educated guess. You then use the data you collect (the likelihood) to update it and get the posterior. In a solo case of conditional probabilities, it is not and never has been controversial. That rule is pretty easy from the definition of conditional probabilities and intersections. It is only when we look at the Bayesian methods and other larger multivariate problems that things get spicy.</text:p>
      <text:p text:style-name="Standard"/>
      <text:p text:style-name="Standard">For some cases, assuming your likelihood had a certain form, then you could pick a prior that results in a posterior of the same family of probability distributions (this is called conjugacy). However, conjugate results are quite limited, so it restricts your analysis to some very simple models.</text:p>
      <text:p text:style-name="Standard"/>
      <text:p text:style-name="Standard">The big innovation came with the advent of markov chain monte carlo techniques (MCMC). The most popular of these were the metropolis hasting algorithm and the gibbs sampler, although there are other sotchastic sampling procedures that can be used in Bayesian anaylsis. The big idea here is that instead of explicitly computing the posterior (very hard to do, especially in high dimensions), we could draw random samples from it. There's alot of theory about why these techniques work that isn't worth repeating here, but the key take away is that with a sufficiently large sample from the posterior, you do anything you need to do for a statistical anaylsis. In fact, since you have information on the full distribution, you can do much more than with classical techniques, in which you may only have some point estimates and a confidence interval.</text:p>
      <text:p text:style-name="Standard"/>
      <text:p text:style-name="Standard">Bayesian statistics really began to take off after these techniques became popular. However, they probably wouldn't have become popular if it hadn't occured during the computer age. MCMC techniques can't be done by hand, so they would be useless without a computer. Similarly, if it took too long to draw a sample (which requires a certain set of computer operations), then these techniques would be impractical. However, their development happened to concide with the widespread availability of PCs and the rapid development of computational capacity.</text:p>
      <text:p text:style-name="Standard"/>
      <text:p text:style-name="Standard">So you really needed both components. The development of a technique that avoided the need to solve intractable equations (especially in high dimensions) and the development of computational capabilities (both in hardware and software) that made implementing those feasible. </text:p>
      <text:p text:style-name="Standard"/>
      <text:p text:style-name="Standard">---</text:p>
      <text:p text:style-name="Standard"/>
      <text:p text:style-name="Standard">There's another important point I think no one here mentioned - the fundamental difference between a Bayesian approach and a Frequentist approach is that Bayesians treat the distribution itself as a random variable, it's sort of "meta" in this sense.</text:p>
      <text:p text:style-name="Standard"/>
      <text:p text:style-name="Standard">Take the classic example of estimating the parameters of a Bernoulli distribution. For example, we repeat some experiment that has two possible outcomes n times to estimate the probabilities of each outcome. In other words we want to learn the parameter p of the Bernoulli distribution.</text:p>
      <text:p text:style-name="Standard"><text:soft-page-break/>The real philosophical difference between Bayesian and Frequentist approaches to this is that a Frequentist takes this literally, i.e. we assume there is a fixed value p, and we want to learn it, while a Bayesian assumes p is a random variable, and we want to learn the distribution p comes from.</text:p>
      <text:p text:style-name="Standard"/>
      <text:p text:style-name="Standard">This approach gives bayesian methods great power - they don't just give a fixed value that may or may not be wrong, they explicitly tell you the uncertainty of your result, but even better, they let you use prior information you may have (e.g. if you take a random coin from your wallet and flip it 10 times, and get 7 heads, you can be quite certain that it is a fair coin, although the MLE (most likely estimate) is that it is 70% likely to give you heads, you have a strong prior that coins are fair, so using Bayesian methods you would still say that it is most likely fair).</text:p>
      <text:p text:style-name="Standard"/>
      <text:p text:style-name="Standard">The problem people have with this is that with great power comes great responsibility - the priors you choose can greatly affect the outcome of your analysis. This effect diminishes with large amounts of data, but for small datasets or few observations, your priors can heavily skew your results.</text:p>
      <text:p text:style-name="P2">----------------------</text:p>
      <text:p text:style-name="P4"><text:a xlink:type="simple" xlink:href="https://www.staff.uni-bayreuth.de/~bt150031/Bayes/Bayes.htm" text:style-name="Internet_20_link" text:visited-style-name="Visited_20_Internet_20_Link">https://www.staff.uni-bayreuth.de/~bt150031/Bayes/Bayes.htm</text:a></text:p>
      <text:p text:style-name="P3"/>
      <text:p text:style-name="P2">https://link.springer.com/article/10.1007/s00180-024-01560-8</text:p>
      <text:p text:style-name="P2"/>
      <text:p text:style-name="P2">https://amstat.tandfonline.com/doi/abs/10.1080/01621459.1990.10476213<text:span text:style-name="T2"> </text:span></text:p>
      <text:p text:style-name="P2"/>
      <text:p text:style-name="P2">https://www.allendowney.com/blog/2021/05/07/founded-upon-an-error/<text:span text:style-name="T1"> </text:span></text:p>
      <text:p text:style-name="P2"/>
      <text:p text:style-name="P2">https://math.stackexchange.com/questions/341781/binomial-distribution-with-dynamic-probability</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9T23:18:23.151000000</meta:creation-date>
    <meta:generator>LibreOffice/7.2.2.2$Windows_X86_64 LibreOffice_project/02b2acce88a210515b4a5bb2e46cbfb63fe97d56</meta:generator>
    <dc:date>2025-01-23T19:11:33.803000000</dc:date>
    <meta:editing-duration>PT1H33M44S</meta:editing-duration>
    <meta:editing-cycles>7</meta:editing-cycles>
    <meta:document-statistic meta:table-count="0" meta:image-count="0" meta:object-count="0" meta:page-count="2" meta:paragraph-count="20" meta:word-count="783" meta:character-count="5110" meta:non-whitespace-character-count="4344"/>
  </office:meta>
</office:document-meta>
</file>